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officeooo:rsid="001f97b9" officeooo:paragraph-rsid="001f97b9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f97b9" officeooo:paragraph-rsid="001f97b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f97b9" officeooo:paragraph-rsid="001f97b9" style:font-weight-asian="bold" style:font-weight-complex="bold"/>
    </style:style>
    <style:style style:name="P4" style:family="paragraph" style:parent-style-name="Standard">
      <style:text-properties fo:font-weight="bold" officeooo:rsid="0020ee5f" officeooo:paragraph-rsid="0020ee5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0ee5f" officeooo:paragraph-rsid="0020ee5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0ee5f" officeooo:paragraph-rsid="0020ee5f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11c2f" officeooo:paragraph-rsid="00211c2f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20923" officeooo:paragraph-rsid="00220923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2321bb" officeooo:paragraph-rsid="002321bb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1f97b9" officeooo:paragraph-rsid="001f97b9" style:font-weight-asian="normal" style:font-weight-complex="normal"/>
    </style:style>
    <style:style style:name="P11" style:family="paragraph" style:parent-style-name="Standard">
      <style:text-properties fo:font-weight="normal" officeooo:rsid="001f97b9" officeooo:paragraph-rsid="001f97b9" style:font-weight-asian="normal" style:font-weight-complex="normal"/>
    </style:style>
    <style:style style:name="P12" style:family="paragraph" style:parent-style-name="Standard">
      <style:text-properties fo:font-weight="normal" officeooo:rsid="0020ee5f" officeooo:paragraph-rsid="0020ee5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0ee5f" officeooo:paragraph-rsid="0020ee5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11c2f" officeooo:paragraph-rsid="00211c2f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1f97b9" officeooo:paragraph-rsid="001f97b9" style:font-size-asian="14pt" style:font-weight-asian="bold" style:font-size-complex="14pt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20ee5f" officeooo:paragraph-rsid="0020ee5f" style:font-weight-asian="bold" style:font-weight-complex="bold"/>
    </style:style>
    <style:style style:name="P1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f97b9" officeooo:paragraph-rsid="001f97b9"/>
    </style:style>
    <style:style style:name="P18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weight="bold" officeooo:rsid="001f97b9" officeooo:paragraph-rsid="001f97b9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1f97b9" officeooo:paragraph-rsid="001f97b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257894" officeooo:paragraph-rsid="0025789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bold" officeooo:rsid="00257894" officeooo:paragraph-rsid="00257894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257894" officeooo:paragraph-rsid="00257894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bold" officeooo:rsid="00257894" officeooo:paragraph-rsid="00257894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ssignment No : 02</text:p>
      <text:p text:style-name="P15">Database Management Lab</text:p>
      <text:p text:style-name="P18">Name: Shyam P Ambilkar<text:tab/><text:tab/><text:tab/><text:tab/><text:tab/><text:tab/><text:tab/><text:tab/> <text:s text:c="4"/>RollNo: TEB1602</text:p>
      <text:p text:style-name="P15">DDL(Data Definition Language)</text:p>
      <text:p text:style-name="P10">----------------------------------------------------------------------------------------------------------------------------</text:p>
      <text:p text:style-name="P2"><text:s/>Start the SQL Server <text:s text:c="2"/></text:p>
      <text:p text:style-name="P1">[shyam@localhost ~]$ su</text:p>
      <text:p text:style-name="P1">Password: </text:p>
      <text:p text:style-name="P1">[root@localhost shyam]# systemctl start mysqld</text:p>
      <text:p text:style-name="P1">[root@localhost shyam]# systemctl enable mysqld</text:p>
      <text:p text:style-name="P1">[root@localhost shyam]# systemctl status mysqld</text:p>
      <text:p text:style-name="P1">● mysqld.service - MySQL compatibility service (another name for mariadb.service; you should use mariadb.service instead)</text:p>
      <text:p text:style-name="P1"><text:s text:c="3"/>Loaded: loaded (/usr/lib/systemd/system/mysqld.service; enabled)</text:p>
      <text:p text:style-name="P1"><text:s text:c="3"/>Active: active (exited) since Wed 2017-10-18 11:56:43 IST; 1min 39s ago</text:p>
      <text:p text:style-name="P1"><text:s/>Main PID: 1453 (code=exited, status=0/SUCCESS)</text:p>
      <text:p text:style-name="P1"><text:s text:c="3"/>CGroup: /system.slice/mysqld.service</text:p>
      <text:p text:style-name="P1">[root@localhost shyam]# mysql</text:p>
      <text:p text:style-name="P1">Welcome to the MariaDB monitor. <text:s/>Commands end with ; or \g.</text:p>
      <text:p text:style-name="P1">Your MariaDB connection id is 3</text:p>
      <text:p text:style-name="P1">Server version: 10.0.21-MariaDB MariaDB Server</text:p>
      <text:p text:style-name="P1">Copyright (c) 2000, 2015, Oracle, MariaDB Corporation Ab and others.</text:p>
      <text:p text:style-name="P1">Type 'help;' or '\h' for help. Type '\c' to clear the current input statement.</text:p>
      <text:p text:style-name="P11">----------------------------------------------------------------------------------------------------------------------------</text:p>
      <text:p text:style-name="P2"><text:s text:c="2"/>Creating database <text:s/></text:p>
      <text:p text:style-name="P1">MariaDB [(none)]&gt; create database department;</text:p>
      <text:p text:style-name="P17">Query OK, 1 row affected (0.04 sec)</text:p>
      <text:p text:style-name="P2">Switching to the database </text:p>
      <text:p text:style-name="P1">MariaDB [(none)]&gt; use department;</text:p>
      <text:p text:style-name="P17">Database changed</text:p>
      <text:p text:style-name="P2">Create Table</text:p>
      <text:p text:style-name="P1">MariaDB [department]&gt; create table student(roll_no int(10),stud_name char(10),class char(10),marks int(10));</text:p>
      <text:p text:style-name="P1">Query OK, 0 rows affected (0.18 sec)</text:p>
      <text:p text:style-name="P11">----------------------------------------------------------------------------------------------------------------------------</text:p>
      <text:p text:style-name="P10">ALTER TABLE </text:p>
      <text:p text:style-name="P10">----------------------------------------------------------------------------------------------------------------------------</text:p>
      <text:p text:style-name="P3">1.add :</text:p>
      <text:p text:style-name="P11">MariaDB [department]&gt; alter table student add result int(10);</text:p>
      <text:p text:style-name="P11">Query OK, 0 rows affected (0.86 sec)</text:p>
      <text:p text:style-name="P11">Records: 0 <text:s/>Duplicates: 0 <text:s/>Warnings: </text:p>
      <text:p text:style-name="P11"/>
      <text:p text:style-name="P11">MariaDB [department]&gt; describe student;</text:p>
      <text:p text:style-name="P11">+-----------+----------+------+-----+---------+-------+</text:p>
      <text:p text:style-name="P11">| Field <text:s text:c="4"/>| Type <text:s text:c="4"/>| Null | Key | Default | Extra |</text:p>
      <text:p text:style-name="P11">+-----------+----------+------+-----+---------+-------+</text:p>
      <text:p text:style-name="P11">| roll_no <text:s text:c="2"/>| int(10) <text:s/>| YES <text:s/>| <text:s text:c="4"/>| NULL <text:s text:c="3"/>| <text:s text:c="6"/>|</text:p>
      <text:p text:style-name="P11">| stud_name | char(10) | YES <text:s/>| <text:s text:c="4"/>| NULL <text:s text:c="3"/>| <text:s text:c="6"/>|</text:p>
      <text:p text:style-name="P11">| class <text:s text:c="4"/>| char(10) | YES <text:s/>| <text:s text:c="4"/>| NULL <text:s text:c="3"/>| <text:s text:c="6"/>|</text:p>
      <text:p text:style-name="P11">| marks <text:s text:c="4"/>| int(10) <text:s/>| YES <text:s/>| <text:s text:c="4"/>| NULL <text:s text:c="3"/>| <text:s text:c="6"/>|</text:p>
      <text:p text:style-name="P11">| result <text:s text:c="3"/>| int(10) <text:s/>| YES <text:s/>| <text:s text:c="4"/>| NULL <text:s text:c="3"/>| <text:s text:c="6"/>|</text:p>
      <text:p text:style-name="P11">+-----------+----------+------+-----+---------+-------+</text:p>
      <text:p text:style-name="P11">5 rows in set (0.17 sec)</text:p>
      <text:p text:style-name="P16"><text:soft-page-break/>2.modify:</text:p>
      <text:p text:style-name="P11"/>
      <text:p text:style-name="P11">MariaDB [department]&gt; alter table student modify result char(10);</text:p>
      <text:p text:style-name="P11">Query OK, 0 rows affected (0.58 sec) <text:s text:c="14"/></text:p>
      <text:p text:style-name="P11">Records: 0 <text:s/>Duplicates: 0 <text:s/>Warnings: 0</text:p>
      <text:p text:style-name="P11"/>
      <text:p text:style-name="P11">MariaDB [department]&gt; describe student;</text:p>
      <text:p text:style-name="P11">+-----------+----------+------+-----+---------+-------+</text:p>
      <text:p text:style-name="P11">| Field <text:s text:c="4"/>| Type <text:s text:c="4"/>| Null | Key | Default | Extra |</text:p>
      <text:p text:style-name="P11">+-----------+----------+------+-----+---------+-------+</text:p>
      <text:p text:style-name="P11">| roll_no <text:s text:c="2"/>| int(10) <text:s/>| YES <text:s/>| <text:s text:c="4"/>| NULL <text:s text:c="3"/>| <text:s text:c="6"/>|</text:p>
      <text:p text:style-name="P11">| stud_name | char(10) | YES <text:s/>| <text:s text:c="4"/>| NULL <text:s text:c="3"/>| <text:s text:c="6"/>|</text:p>
      <text:p text:style-name="P11">| class <text:s text:c="4"/>| char(10) | YES <text:s/>| <text:s text:c="4"/>| NULL <text:s text:c="3"/>| <text:s text:c="6"/>|</text:p>
      <text:p text:style-name="P11">| marks <text:s text:c="4"/>| int(10) <text:s/>| YES <text:s/>| <text:s text:c="4"/>| NULL <text:s text:c="3"/>| <text:s text:c="6"/>|</text:p>
      <text:p text:style-name="P11">| result <text:s text:c="3"/>| char(10) | YES <text:s/>| <text:s text:c="4"/>| NULL <text:s text:c="3"/>| <text:s text:c="6"/>|</text:p>
      <text:p text:style-name="P11">+-----------+----------+------+-----+---------+-------+</text:p>
      <text:p text:style-name="P11">5 rows in set (0.00 sec)</text:p>
      <text:p text:style-name="P4">----------------------------------------------------------------------------------------------------------------------------</text:p>
      <text:p text:style-name="P16">3. delete(drop):</text:p>
      <text:p text:style-name="P16"/>
      <text:p text:style-name="P11">MariaDB [department]&gt; alter table student drop result;</text:p>
      <text:p text:style-name="P11">Query OK, 0 rows affected (0.23 sec)</text:p>
      <text:p text:style-name="P11">Records: 0 <text:s/>Duplicates: 0 <text:s/>Warnings: 0</text:p>
      <text:p text:style-name="P11"/>
      <text:p text:style-name="P12">MariaDB [department]&gt; describe student;</text:p>
      <text:p text:style-name="P12">+-----------+----------+------+-----+---------+-------+</text:p>
      <text:p text:style-name="P12">| Field <text:s text:c="4"/>| Type <text:s text:c="4"/>| Null | Key | Default | Extra |</text:p>
      <text:p text:style-name="P12">+-----------+----------+------+-----+---------+-------+</text:p>
      <text:p text:style-name="P12">| roll_no <text:s text:c="2"/>| int(10) <text:s/>| YES <text:s/>| <text:s text:c="4"/>| NULL <text:s text:c="3"/>| <text:s text:c="6"/>|</text:p>
      <text:p text:style-name="P12">| stud_name | char(10) | YES <text:s/>| <text:s text:c="4"/>| NULL <text:s text:c="3"/>| <text:s text:c="6"/>|</text:p>
      <text:p text:style-name="P12">| class <text:s text:c="4"/>| char(10) | YES <text:s/>| <text:s text:c="4"/>| NULL <text:s text:c="3"/>| <text:s text:c="6"/>|</text:p>
      <text:p text:style-name="P12">| marks <text:s text:c="4"/>| int(10) <text:s/>| YES <text:s/>| <text:s text:c="4"/>| NULL <text:s text:c="3"/>| <text:s text:c="6"/>|</text:p>
      <text:p text:style-name="P12">+-----------+----------+------+-----+---------+-------+</text:p>
      <text:p text:style-name="P12">4 rows in set (0.00 sec)</text:p>
      <text:p text:style-name="P12">----------------------------------------------------------------------------------------------------------------------------</text:p>
      <text:p text:style-name="P5">RENAME TABLE NAME</text:p>
      <text:p text:style-name="P13">MariaDB [department]&gt; rename table student to students;</text:p>
      <text:p text:style-name="P13">Query OK, 0 rows affected (0.17 sec)</text:p>
      <text:p text:style-name="P13">----------------------------------------------------------------------------------------------------------------------------</text:p>
      <text:p text:style-name="P5">DROP <text:s/></text:p>
      <text:p text:style-name="P6">1.drop(table):</text:p>
      <text:p text:style-name="P13">MariaDB [department]&gt; drop table students;</text:p>
      <text:p text:style-name="P13">Query OK, 0 rows affected (0.10 sec)</text:p>
      <text:p text:style-name="P13">----------------------------------------------------------------------------------------------------------------------------</text:p>
      <text:p text:style-name="P6">2.drop(database):</text:p>
      <text:p text:style-name="P13">MariaDB [department]&gt; drop database department;</text:p>
      <text:p text:style-name="P13">Query OK, 0 rows affected (0.16 sec)</text:p>
      <text:p text:style-name="P13">----------------------------------------------------------------------------------------------------------------------------</text:p>
      <text:p text:style-name="P7"/>
      <text:p text:style-name="P7">VIEW</text:p>
      <text:p text:style-name="P14"><text:s/>MariaDB [department]&gt; create view stud_view1 as select* from student;</text:p>
      <text:p text:style-name="P14">Query OK, 0 rows affected (0.08 sec)</text:p>
      <text:p text:style-name="P14"/>
      <text:p text:style-name="P14"/>
      <text:p text:style-name="P14"><text:soft-page-break/>----------------------------------------------------------------------------------------------------------------------------</text:p>
      <text:p text:style-name="P8">TO display VIEW</text:p>
      <text:p text:style-name="P14">MariaDB [department]&gt; select * from stud_view1;</text:p>
      <text:p text:style-name="P14">+---------+-----------+-------+-------+</text:p>
      <text:p text:style-name="P14">| roll_no | stud_name | class | marks |</text:p>
      <text:p text:style-name="P14">+---------+-----------+-------+-------+</text:p>
      <text:p text:style-name="P14">| <text:s text:c="4"/>101 | Shyam <text:s text:c="4"/>| TEB <text:s text:c="2"/>| <text:s text:c="3"/>50 |</text:p>
      <text:p text:style-name="P14">| <text:s text:c="4"/>102 | Vinay <text:s text:c="4"/>| TEB <text:s text:c="2"/>| <text:s text:c="3"/>60 |</text:p>
      <text:p text:style-name="P14">| <text:s text:c="4"/>103 | Dhiraj <text:s text:c="3"/>| TEB <text:s text:c="2"/>| <text:s text:c="3"/>60 |</text:p>
      <text:p text:style-name="P14">| <text:s text:c="4"/>104 | Abhishek <text:s/>| TEB <text:s text:c="2"/>| <text:s text:c="3"/>40 |</text:p>
      <text:p text:style-name="P14">| <text:s text:c="4"/>105 | Mayur <text:s text:c="4"/>| TEB <text:s text:c="2"/>| <text:s text:c="3"/>40 |</text:p>
      <text:p text:style-name="P14">+---------+-----------+-------+-------+</text:p>
      <text:p text:style-name="P14">5 rows in set (0.00 sec)</text:p>
      <text:p text:style-name="P14">----------------------------------------------------------------------------------------------------------------------------</text:p>
      <text:p text:style-name="P8">To create specific field view</text:p>
      <text:p text:style-name="P14">MariaDB [department]&gt; create view stud_view2 as select roll_no,stud_name from student;</text:p>
      <text:p text:style-name="P14">Query OK, 0 rows affected (0.02 sec)</text:p>
      <text:p text:style-name="P14"/>
      <text:p text:style-name="P14">MariaDB [department]&gt; select * from stud_view2;</text:p>
      <text:p text:style-name="P14">+---------+-----------+</text:p>
      <text:p text:style-name="P14">| roll_no | stud_name |</text:p>
      <text:p text:style-name="P14">+---------+-----------+</text:p>
      <text:p text:style-name="P14">| <text:s text:c="4"/>101 | Shyam <text:s text:c="4"/>|</text:p>
      <text:p text:style-name="P14">| <text:s text:c="4"/>102 | Vinay <text:s text:c="4"/>|</text:p>
      <text:p text:style-name="P14">| <text:s text:c="4"/>103 | Dhiraj <text:s text:c="3"/>|</text:p>
      <text:p text:style-name="P14">| <text:s text:c="4"/>104 | Abhishek <text:s/>|</text:p>
      <text:p text:style-name="P14">| <text:s text:c="4"/>105 | Mayur <text:s text:c="4"/>|</text:p>
      <text:p text:style-name="P14">+---------+-----------+</text:p>
      <text:p text:style-name="P14">5 rows in set (0.05 sec)</text:p>
      <text:p text:style-name="P14">----------------------------------------------------------------------------------------------------------------------------</text:p>
      <text:p text:style-name="P8">To create view for where condition</text:p>
      <text:p text:style-name="P14">MariaDB [department]&gt; create view stud_view3 as select* from student where marks&gt;50;</text:p>
      <text:p text:style-name="P14">Query OK, 0 rows affected (0.04 sec)</text:p>
      <text:p text:style-name="P14"/>
      <text:p text:style-name="P14">MariaDB [department]&gt; select * from stud_view3;</text:p>
      <text:p text:style-name="P14">+---------+-----------+-------+-------+</text:p>
      <text:p text:style-name="P14">| roll_no | stud_name | class | marks |</text:p>
      <text:p text:style-name="P14">+---------+-----------+-------+-------+</text:p>
      <text:p text:style-name="P14">| <text:s text:c="4"/>102 | Vinay <text:s text:c="4"/>| TEB <text:s text:c="2"/>| <text:s text:c="3"/>60 |</text:p>
      <text:p text:style-name="P14">| <text:s text:c="4"/>103 | Dhiraj <text:s text:c="3"/>| TEB <text:s text:c="2"/>| <text:s text:c="3"/>60 |</text:p>
      <text:p text:style-name="P14">+---------+-----------+-------+-------+</text:p>
      <text:p text:style-name="P14">2 rows in set (0.01 sec)</text:p>
      <text:p text:style-name="P14"/>
      <text:p text:style-name="P14">MariaDB [department]&gt; create view stud_view4 as select* from student where marks&lt;50;</text:p>
      <text:p text:style-name="P14">Query OK, 0 rows affected (0.04 sec)</text:p>
      <text:p text:style-name="P14"/>
      <text:p text:style-name="P14">MariaDB [department]&gt; select * from stud_view4;</text:p>
      <text:p text:style-name="P14">+---------+-----------+-------+-------+</text:p>
      <text:p text:style-name="P14">| roll_no | stud_name | class | marks |</text:p>
      <text:p text:style-name="P14">+---------+-----------+-------+-------+</text:p>
      <text:p text:style-name="P14">| <text:s text:c="4"/>104 | Abhishek <text:s/>| TEB <text:s text:c="2"/>| <text:s text:c="3"/>40 |</text:p>
      <text:p text:style-name="P14">| <text:s text:c="4"/>105 | Mayur <text:s text:c="4"/>| TEB <text:s text:c="2"/>| <text:s text:c="3"/>40 |</text:p>
      <text:p text:style-name="P14">+---------+-----------+-------+-------+</text:p>
      <text:p text:style-name="P14">2 rows in set (0.00 sec)</text:p>
      <text:p text:style-name="P9"><text:soft-page-break/>To Update view field </text:p>
      <text:p text:style-name="P14">MariaDB [department]&gt; update stud_view1 set marks =73 where roll_no=101;</text:p>
      <text:p text:style-name="P14">Query OK, 1 row affected (5.40 sec)</text:p>
      <text:p text:style-name="P14">Rows matched: 1 <text:s/>Changed: 1 <text:s/>Warnings: 0</text:p>
      <text:p text:style-name="P14"/>
      <text:p text:style-name="P14">MariaDB [department]&gt; select * from stud_view1;</text:p>
      <text:p text:style-name="P14">+---------+-----------+-------+-------+</text:p>
      <text:p text:style-name="P14">| roll_no | stud_name | class | marks |</text:p>
      <text:p text:style-name="P14">+---------+-----------+-------+-------+</text:p>
      <text:p text:style-name="P14">| <text:s text:c="4"/>101 | Shyam <text:s text:c="4"/>| TEB <text:s text:c="2"/>| <text:s text:c="3"/>73 |</text:p>
      <text:p text:style-name="P14">| <text:s text:c="4"/>102 | Vinay <text:s text:c="4"/>| TEB <text:s text:c="2"/>| <text:s text:c="3"/>60 |</text:p>
      <text:p text:style-name="P14">| <text:s text:c="4"/>103 | Dhiraj <text:s text:c="3"/>| TEB <text:s text:c="2"/>| <text:s text:c="3"/>60 |</text:p>
      <text:p text:style-name="P14">| <text:s text:c="4"/>104 | Abhishek <text:s/>| TEB <text:s text:c="2"/>| <text:s text:c="3"/>40 |</text:p>
      <text:p text:style-name="P14">| <text:s text:c="4"/>105 | Mayur <text:s text:c="4"/>| TEB <text:s text:c="2"/>| <text:s text:c="3"/>40 |</text:p>
      <text:p text:style-name="P14">+---------+-----------+-------+-------+</text:p>
      <text:p text:style-name="P14">5 rows in set (0.00 sec)</text:p>
      <text:p text:style-name="P14">----------------------------------------------------------------------------------------------------------------------------</text:p>
      <text:p text:style-name="P9">Drop view</text:p>
      <text:p text:style-name="P14">MariaDB [department]&gt; drop view stud_view1;</text:p>
      <text:p text:style-name="P14">Query OK, 0 rows affected (0.00 sec)</text:p>
      <text:p text:style-name="P14"/>
      <text:p text:style-name="P14">MariaDB [department]&gt; select * from stud_view1;</text:p>
      <text:p text:style-name="P14">ERROR 1146 (42S02): Table 'department.stud_view1' doesn't exist</text:p>
      <text:p text:style-name="P14">MariaDB [department]&gt; </text:p>
      <text:p text:style-name="P14">----------------------------------------------------------------------------------------------------------------------------</text:p>
      <text:p text:style-name="P22">INDEX </text:p>
      <text:p text:style-name="P21">Single column index</text:p>
      <text:p text:style-name="P20">MariaDB [department]&gt; create index ind1 on student(roll_no);</text:p>
      <text:p text:style-name="P20">Query OK, 0 rows affected (0.36 sec)</text:p>
      <text:p text:style-name="P20">Records: 0 <text:s/>Duplicates: 0 <text:s/>Warnings: 0</text:p>
      <text:p text:style-name="P20">----------------------------------------------------------------------------------------------------------------------------</text:p>
      <text:p text:style-name="P21">Composite index :</text:p>
      <text:p text:style-name="P20">MariaDB [department]&gt; create index ind2 on student(roll_no,stud_name);</text:p>
      <text:p text:style-name="P20">Query OK, 0 rows affected (0.18 sec)</text:p>
      <text:p text:style-name="P20">Records: 0 <text:s/>Duplicates: 0 <text:s/>Warnings: 0</text:p>
      <text:p text:style-name="P20">----------------------------------------------------------------------------------------------------------------------------</text:p>
      <text:p text:style-name="P23">Unique index :</text:p>
      <text:p text:style-name="P20">MariaDB [department]&gt; create UNIQUE index ind3 on student(stud_name);</text:p>
      <text:p text:style-name="P20">Query OK, 0 rows affected (0.08 sec)</text:p>
      <text:p text:style-name="P20">Records: 0 <text:s/>Duplicates: 0 <text:s/>Warnings: 0</text:p>
      <text:p text:style-name="P20"/>
      <text:p text:style-name="P20">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591in" fo:margin-bottom="0.270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2:12:48.373967300</meta:creation-date>
    <dc:date>2017-10-19T12:01:12.314890223</dc:date>
    <meta:editing-duration>PT1H18M46S</meta:editing-duration>
    <meta:editing-cycles>2</meta:editing-cycles>
    <meta:generator>LibreOffice/4.3.7.2$Linux_X86_64 LibreOffice_project/430$Build-2</meta:generator>
    <meta:document-statistic meta:table-count="0" meta:image-count="0" meta:object-count="0" meta:page-count="4" meta:paragraph-count="186" meta:word-count="1114" meta:character-count="8948" meta:non-whitespace-character-count="7589"/>
  </office:meta>
</office:document-meta>
</file>